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loext:graphic-properties draw:fill="none"/>
      <style:paragraph-properties fo:margin-left="1.199cm" fo:margin-right="0cm" fo:margin-top="0cm" fo:margin-bottom="0.199cm" loext:contextual-spacing="false" fo:text-indent="0cm" style:auto-text-indent="false" fo:background-color="transparent"/>
    </style:style>
    <style:style style:name="P2" style:family="paragraph" style:parent-style-name="Standard">
      <loext:graphic-properties draw:fill="none"/>
      <style:paragraph-properties fo:margin-left="1.199cm" fo:margin-right="0cm" fo:margin-top="0cm" fo:margin-bottom="0.199cm" loext:contextual-spacing="false" fo:text-indent="0cm" style:auto-text-indent="false" fo:background-color="transparent"/>
      <style:text-properties officeooo:rsid="00280f1b" officeooo:paragraph-rsid="00280f1b"/>
    </style:style>
    <style:style style:name="P3" style:family="paragraph" style:parent-style-name="Standard" style:master-page-name="">
      <loext:graphic-properties draw:fill="none"/>
      <style:paragraph-properties fo:margin-left="1.199cm" fo:margin-right="0cm" fo:margin-top="0cm" fo:margin-bottom="0.199cm" loext:contextual-spacing="false" fo:text-indent="0cm" style:auto-text-indent="false" style:page-number="auto" fo:background-color="transparent"/>
      <style:text-properties officeooo:rsid="00280f1b" officeooo:paragraph-rsid="00280f1b"/>
    </style:style>
    <style:style style:name="P4" style:family="paragraph" style:parent-style-name="Standard" style:master-page-name="">
      <loext:graphic-properties draw:fill="none"/>
      <style:paragraph-properties fo:margin-left="1.199cm" fo:margin-right="0cm" fo:margin-top="0cm" fo:margin-bottom="0.199cm" loext:contextual-spacing="false" fo:text-indent="0cm" style:auto-text-indent="false" style:page-number="auto" fo:background-color="transparent"/>
      <style:text-properties officeooo:rsid="00280f1b" officeooo:paragraph-rsid="00280f1b"/>
    </style:style>
    <style:style style:name="P5" style:family="paragraph" style:parent-style-name="Standard" style:master-page-name="">
      <loext:graphic-properties draw:fill="none"/>
      <style:paragraph-properties fo:margin-left="1.199cm" fo:margin-right="0cm" fo:margin-top="0cm" fo:margin-bottom="0.199cm" loext:contextual-spacing="false" fo:text-indent="0cm" style:auto-text-indent="false" style:page-number="auto" fo:background-color="transparent"/>
      <style:text-properties officeooo:paragraph-rsid="0032aa92"/>
    </style:style>
    <style:style style:name="P6" style:family="paragraph" style:parent-style-name="Standard">
      <style:paragraph-properties fo:margin-top="0cm" fo:margin-bottom="0.199cm" loext:contextual-spacing="false"/>
      <style:text-properties style:font-name="sans-serif" fo:font-size="13.5pt"/>
    </style:style>
    <style:style style:name="P7" style:family="paragraph" style:parent-style-name="Standard">
      <style:paragraph-properties fo:margin-top="0cm" fo:margin-bottom="0.199cm" loext:contextual-spacing="false"/>
      <style:text-properties style:font-name="sans-serif" fo:font-size="13.5pt" fo:font-weight="bold" style:font-weight-asian="bold" style:font-weight-complex="bold"/>
    </style:style>
    <style:style style:name="P8" style:family="paragraph" style:parent-style-name="Standard">
      <style:paragraph-properties fo:margin-top="0cm" fo:margin-bottom="0.199cm" loext:contextual-spacing="false"/>
      <style:text-properties style:font-name="sans-serif" fo:font-size="13.5pt" fo:font-weight="bold" officeooo:paragraph-rsid="002206ed" style:font-weight-asian="bold" style:font-weight-complex="bold"/>
    </style:style>
    <style:style style:name="P9" style:family="paragraph" style:parent-style-name="Standard">
      <style:paragraph-properties fo:margin-top="0cm" fo:margin-bottom="0.199cm" loext:contextual-spacing="false"/>
      <style:text-properties style:font-name="sans-serif" fo:font-size="13.5pt" officeooo:rsid="00269f51" officeooo:paragraph-rsid="00351500"/>
    </style:style>
    <style:style style:name="P10" style:family="paragraph" style:parent-style-name="Standard">
      <style:paragraph-properties fo:margin-top="0cm" fo:margin-bottom="0.199cm" loext:contextual-spacing="false"/>
      <style:text-properties officeooo:rsid="0026c81b" officeooo:paragraph-rsid="0026c81b"/>
    </style:style>
    <style:style style:name="P11" style:family="paragraph" style:parent-style-name="Standard">
      <style:paragraph-properties fo:margin-top="0cm" fo:margin-bottom="0.199cm" loext:contextual-spacing="false"/>
      <style:text-properties officeooo:rsid="00280f1b" officeooo:paragraph-rsid="00280f1b"/>
    </style:style>
    <style:style style:name="P12" style:family="paragraph" style:parent-style-name="Standard">
      <style:paragraph-properties fo:margin-top="0cm" fo:margin-bottom="0.199cm" loext:contextual-spacing="false"/>
      <style:text-properties fo:font-weight="bold" officeooo:rsid="00280f1b" officeooo:paragraph-rsid="00280f1b" style:font-weight-asian="bold" style:font-weight-complex="bold"/>
    </style:style>
    <style:style style:name="P13" style:family="paragraph" style:parent-style-name="Standard" style:master-page-name="">
      <loext:graphic-properties draw:fill="none"/>
      <style:paragraph-properties fo:margin-left="1.3cm" fo:margin-right="0cm" fo:margin-top="0cm" fo:margin-bottom="0.199cm" loext:contextual-spacing="false" fo:text-indent="0cm" style:auto-text-indent="false" style:page-number="auto" fo:background-color="transparent"/>
      <style:text-properties officeooo:paragraph-rsid="0026c81b"/>
    </style:style>
    <style:style style:name="P14" style:family="paragraph" style:parent-style-name="Standard">
      <loext:graphic-properties draw:fill="none"/>
      <style:paragraph-properties fo:margin-left="1.3cm" fo:margin-right="0cm" fo:margin-top="0cm" fo:margin-bottom="0.199cm" loext:contextual-spacing="false" fo:text-indent="0cm" style:auto-text-indent="false" fo:background-color="transparent"/>
      <style:text-properties officeooo:rsid="0026c81b" officeooo:paragraph-rsid="0026c81b"/>
    </style:style>
    <style:style style:name="P15" style:family="paragraph" style:parent-style-name="Standard">
      <loext:graphic-properties draw:fill="none"/>
      <style:paragraph-properties fo:margin-left="1.3cm" fo:margin-right="0cm" fo:margin-top="0cm" fo:margin-bottom="0.199cm" loext:contextual-spacing="false" fo:text-indent="0cm" style:auto-text-indent="false" fo:background-color="transparent"/>
      <style:text-properties officeooo:rsid="0026c81b" officeooo:paragraph-rsid="0037a103"/>
    </style:style>
    <style:style style:name="P16" style:family="paragraph" style:parent-style-name="Standard">
      <loext:graphic-properties draw:fill="none"/>
      <style:paragraph-properties fo:margin-left="1.3cm" fo:margin-right="0cm" fo:margin-top="0cm" fo:margin-bottom="0.199cm" loext:contextual-spacing="false" fo:text-indent="0cm" style:auto-text-indent="false" fo:background-color="transparent"/>
      <style:text-properties officeooo:rsid="0026c81b" officeooo:paragraph-rsid="003fc353"/>
    </style:style>
    <style:style style:name="P17" style:family="paragraph" style:parent-style-name="Standard">
      <loext:graphic-properties draw:fill="none"/>
      <style:paragraph-properties fo:margin-left="1.3cm" fo:margin-right="0cm" fo:margin-top="0cm" fo:margin-bottom="0.199cm" loext:contextual-spacing="false" fo:text-indent="0cm" style:auto-text-indent="false" fo:background-color="transparent"/>
      <style:text-properties officeooo:paragraph-rsid="0026c81b"/>
    </style:style>
    <style:style style:name="T1" style:family="text">
      <style:text-properties style:font-name="sans-serif" fo:font-size="13.5pt"/>
    </style:style>
    <style:style style:name="T2" style:family="text">
      <style:text-properties style:font-name="sans-serif" fo:font-size="13.5pt" officeooo:rsid="0017ae36"/>
    </style:style>
    <style:style style:name="T3" style:family="text">
      <style:text-properties style:font-name="sans-serif" fo:font-size="13.5pt" officeooo:rsid="0024a1a7"/>
    </style:style>
    <style:style style:name="T4" style:family="text">
      <style:text-properties style:font-name="sans-serif" fo:font-size="13.5pt" officeooo:rsid="0024c058"/>
    </style:style>
    <style:style style:name="T5" style:family="text">
      <style:text-properties style:font-name="sans-serif" fo:font-size="13.5pt" officeooo:rsid="0024e0af"/>
    </style:style>
    <style:style style:name="T6" style:family="text">
      <style:text-properties style:font-name="sans-serif" fo:font-size="13.5pt" officeooo:rsid="0025580a"/>
    </style:style>
    <style:style style:name="T7" style:family="text">
      <style:text-properties style:font-name="sans-serif" fo:font-size="13.5pt" officeooo:rsid="002ac12a"/>
    </style:style>
    <style:style style:name="T8" style:family="text">
      <style:text-properties style:font-name="sans-serif" fo:font-size="13.5pt" officeooo:rsid="002e058f"/>
    </style:style>
    <style:style style:name="T9" style:family="text">
      <style:text-properties style:font-name="sans-serif" fo:font-size="13.5pt" officeooo:rsid="002f2a3c"/>
    </style:style>
    <style:style style:name="T10" style:family="text">
      <style:text-properties style:font-name="sans-serif" fo:font-size="13.5pt" fo:font-weight="bold" style:font-weight-asian="bold" style:font-weight-complex="bold"/>
    </style:style>
    <style:style style:name="T11" style:family="text">
      <style:text-properties style:font-name="sans-serif" fo:font-size="13.5pt" fo:font-weight="bold" officeooo:rsid="0024c058" style:font-weight-asian="bold" style:font-weight-complex="bold"/>
    </style:style>
    <style:style style:name="T12" style:family="text">
      <style:text-properties style:font-name="sans-serif" fo:font-size="13.5pt" fo:font-weight="bold" officeooo:rsid="0024e0af" style:font-weight-asian="bold" style:font-weight-complex="bold"/>
    </style:style>
    <style:style style:name="T13" style:family="text">
      <style:text-properties style:font-name="sans-serif" fo:font-size="13.5pt" fo:font-weight="bold" officeooo:rsid="0025580a" style:font-weight-asian="bold" style:font-weight-complex="bold"/>
    </style:style>
    <style:style style:name="T14" style:family="text">
      <style:text-properties style:font-name="sans-serif" fo:font-size="13.5pt" fo:font-weight="bold" officeooo:rsid="0024a1a7" style:font-weight-asian="bold" style:font-weight-complex="bold"/>
    </style:style>
    <style:style style:name="T15" style:family="text">
      <style:text-properties style:font-name="sans-serif" fo:font-size="13.5pt" fo:font-weight="bold" officeooo:rsid="002e058f" style:font-weight-asian="bold" style:font-weight-complex="bold"/>
    </style:style>
    <style:style style:name="T16" style:family="text">
      <style:text-properties style:font-name="sans-serif" fo:font-size="13.5pt" fo:font-weight="bold" officeooo:rsid="0026c81b" style:font-weight-asian="bold" style:font-weight-complex="bold"/>
    </style:style>
    <style:style style:name="T17" style:family="text">
      <style:text-properties style:font-name="sans-serif" fo:font-size="13.5pt" officeooo:rsid="002f6d13"/>
    </style:style>
    <style:style style:name="T18" style:family="text">
      <style:text-properties style:font-name="sans-serif" fo:font-size="13.5pt" officeooo:rsid="0030f9e2"/>
    </style:style>
    <style:style style:name="T19" style:family="text">
      <style:text-properties style:font-name="sans-serif" fo:font-size="13.5pt" officeooo:rsid="0032aa92"/>
    </style:style>
    <style:style style:name="T20" style:family="text">
      <style:text-properties style:font-name="sans-serif" fo:font-size="13.5pt" officeooo:rsid="0032cc6a"/>
    </style:style>
    <style:style style:name="T21" style:family="text">
      <style:text-properties style:font-name="sans-serif" fo:font-size="13.5pt" officeooo:rsid="00336672"/>
    </style:style>
    <style:style style:name="T22" style:family="text">
      <style:text-properties style:font-name="sans-serif" fo:font-size="13.5pt" officeooo:rsid="0036ca57"/>
    </style:style>
    <style:style style:name="T23" style:family="text">
      <style:text-properties style:font-name="sans-serif" fo:font-size="13.5pt" officeooo:rsid="0037a103"/>
    </style:style>
    <style:style style:name="T24" style:family="text">
      <style:text-properties style:font-name="sans-serif" fo:font-size="13.5pt" officeooo:rsid="0026c81b"/>
    </style:style>
    <style:style style:name="T25" style:family="text">
      <style:text-properties style:font-name="sans-serif" fo:font-size="13.5pt" officeooo:rsid="003fc353"/>
    </style:style>
    <style:style style:name="T26" style:family="text">
      <style:text-properties style:font-name="sans-serif" fo:font-size="13.5pt" officeooo:rsid="004126b4"/>
    </style:style>
    <style:style style:name="T27" style:family="text">
      <style:text-properties officeooo:rsid="002206ed"/>
    </style:style>
    <style:style style:name="T28" style:family="text">
      <style:text-properties officeooo:rsid="0022d338"/>
    </style:style>
    <style:style style:name="T29" style:family="text">
      <style:text-properties officeooo:rsid="0022ea26"/>
    </style:style>
    <style:style style:name="T30" style:family="text">
      <style:text-properties fo:font-weight="bold" style:font-weight-asian="bold" style:font-weight-complex="bold"/>
    </style:style>
    <style:style style:name="T31" style:family="text">
      <style:text-properties officeooo:rsid="0034c8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7">Ejercicio</text:span> 1</text:p>
      <text:p text:style-name="P6"><text:span text:style-name="T28">Debatid</text:span> sobre <text:span text:style-name="T28">cada uno de los temas siguientes</text:span> <text:span text:style-name="T28">y responded</text:span> l<text:span text:style-name="T28">a</text:span>s pregunt<text:span text:style-name="T28">a</text:span>s que <text:span text:style-name="T29">tenéis</text:span> a continuació<text:span text:style-name="T28">n</text:span>.</text:p>
      <text:p text:style-name="P5"><text:span text:style-name="T30">●</text:span><text:span text:style-name="T10"> </text:span><text:span text:style-name="T14">¿Qué modelos</text:span><text:span text:style-name="T10"> de negoci</text:span><text:span text:style-name="T14">o</text:span><text:span text:style-name="T10"> </text:span><text:span text:style-name="T14">y</text:span><text:span text:style-name="T10"> finan</text:span><text:span text:style-name="T14">ci</text:span><text:span text:style-name="T10">am</text:span><text:span text:style-name="T15">i</text:span><text:span text:style-name="T10">ent</text:span><text:span text:style-name="T14">o</text:span><text:span text:style-name="T10"> </text:span><text:span text:style-name="T14">tiene el</text:span><text:span text:style-name="T10"> </text:span><text:span text:style-name="T14">software</text:span><text:span text:style-name="T10"> </text:span><text:span text:style-name="T14">libre</text:span><text:span text:style-name="T10">? </text:span><text:span text:style-name="T19">Este modelo de negocios para el software apunta a di</text:span><text:span text:style-name="T20">s</text:span><text:span text:style-name="T19">tribuir la riqueza y generar empleo mediante el libre acceso al </text:span><text:span text:style-name="T21">c</text:span><text:span text:style-name="T19">onocimiento. Que sea libre de costos para el usuario es un aspecto importante, pero no la clave de su indetenible desarrollo.</text:span></text:p>
      <text:p text:style-name="P1"><text:span text:style-name="T30">● </text:span><text:span text:style-name="T11">¿Qué</text:span><text:span text:style-name="T10"> conse</text:span><text:span text:style-name="T11">cué</text:span><text:span text:style-name="T10">nci</text:span><text:span text:style-name="T11">a</text:span><text:span text:style-name="T10">s </text:span><text:span text:style-name="T11">tiene</text:span><text:span text:style-name="T10"> sobre </text:span><text:span text:style-name="T11">los</text:span><text:span text:style-name="T10"> usuari</text:span><text:span text:style-name="T11">o</text:span><text:span text:style-name="T10">s final</text:span><text:span text:style-name="T11">e</text:span><text:span text:style-name="T10">s la utilització</text:span><text:span text:style-name="T11">n</text:span><text:span text:style-name="T10"> de</text:span><text:span text:style-name="T11">l</text:span><text:span text:style-name="T10"> </text:span><text:span text:style-name="T11">software</text:span><text:span text:style-name="T10"> </text:span><text:span text:style-name="T11">libre</text:span><text:span text:style-name="T10">?</text:span><text:span text:style-name="T1"> </text:span><text:span text:style-name="T9">Un usuario al utilizar software libre es capaz de aprender más de las aplicaciones, ya que le permitirá ver y modificar el código fuente del software.</text:span></text:p>
      <text:p text:style-name="P1"><text:span text:style-name="T30">● </text:span><text:span text:style-name="T11">¿</text:span><text:span text:style-name="T10">Q</text:span><text:span text:style-name="T11">ué</text:span><text:span text:style-name="T10"> efect</text:span><text:span text:style-name="T11">o</text:span><text:span text:style-name="T10">s sobre l</text:span><text:span text:style-name="T11">a</text:span><text:span text:style-name="T10">s Administracion</text:span><text:span text:style-name="T11">e</text:span><text:span text:style-name="T10">s Públi</text:span><text:span text:style-name="T11">ca</text:span><text:span text:style-name="T10">s </text:span><text:span text:style-name="T11">tiene</text:span><text:span text:style-name="T10"> la utilització</text:span><text:span text:style-name="T11">n</text:span><text:span text:style-name="T10"> de</text:span><text:span text:style-name="T11">l</text:span><text:span text:style-name="T10"> </text:span><text:span text:style-name="T11">software libre?</text:span><text:span text:style-name="T4"> </text:span><text:span text:style-name="T17">A nivel educativo es muy recomendable el uso de software libre, ya que no se le priva al usuario sobre como están hechos internamente algunos software.</text:span></text:p>
      <text:p text:style-name="P1">● <text:span text:style-name="T12">¿</text:span><text:span text:style-name="T10">Qué benefici</text:span><text:span text:style-name="T12">o</text:span><text:span text:style-name="T10">s aporta </text:span><text:span text:style-name="T12">a los</text:span><text:span text:style-name="T10"> desenvolupador</text:span><text:span text:style-name="T12">e</text:span><text:span text:style-name="T10">s el </text:span><text:span text:style-name="T12">software</text:span><text:span text:style-name="T10"> </text:span><text:span text:style-name="T12">libre</text:span><text:span text:style-name="T10">?</text:span><text:span text:style-name="T1"> </text:span><text:span text:style-name="T18">El beneficio que les otorga es la posibilidad de modificar el software respecto a sus necesidades</text:span></text:p>
      <text:p text:style-name="P1"><text:span text:style-name="T30">● </text:span><text:span text:style-name="T13">¿</text:span><text:span text:style-name="T10">Qué </text:span><text:span text:style-name="T13">cambios</text:span><text:span text:style-name="T10"> en el mantenim</text:span><text:span text:style-name="T13">iento</text:span><text:span text:style-name="T10"> </text:span><text:span text:style-name="T13">y</text:span><text:span text:style-name="T10"> </text:span><text:span text:style-name="T13">servicios</text:span><text:span text:style-name="T10"> basa</text:span><text:span text:style-name="T13">do</text:span><text:span text:style-name="T10">s en el </text:span><text:span text:style-name="T13">software</text:span><text:span text:style-name="T10"> </text:span><text:span text:style-name="T13">libre</text:span><text:span text:style-name="T10">? </text:span><text:span text:style-name="T19">Ninguno. El mantenimiento sería el mismo.</text:span></text:p>
      <text:p text:style-name="P7"><text:span text:style-name="T27">Ejercicio</text:span> 2</text:p>
      <text:p text:style-name="P9">En las transparencias se le ha indicado que, a efectos práctic<text:span text:style-name="T31">o</text:span>s, el software libre y el software de fuente abierta son equivalentes, en este ejercicio comprobaremos que esto es verdadero. </text:p>
      <text:p text:style-name="P9">Para cada uno de los 10 requisitos, para poder decir que un software es de fuente abierto, relacione con una o más de las 4 libertades del software libre, explicando el por qué de esta asociación.</text:p>
      <text:p text:style-name="P8"><text:span text:style-name="T27">Ejercicio</text:span> 3</text:p>
      <text:p text:style-name="P10"><text:span text:style-name="T1">Para cada uno de los tipos de programas siguientes, indique un programa libre:</text:span></text:p>
      <text:p text:style-name="P13"><text:span text:style-name="T16">● Navegador web:</text:span><text:span text:style-name="T24"> </text:span><text:span text:style-name="T1">Firefox</text:span></text:p>
      <text:p text:style-name="P17"><text:span text:style-name="T16">● Gestor de archivos FTP:</text:span><text:span text:style-name="T24"> </text:span><text:span text:style-name="T1">FileZilla</text:span></text:p>
      <text:p text:style-name="P17"><text:span text:style-name="T24">●</text:span><text:span text:style-name="T16"> Editor de imágenes:</text:span><text:span text:style-name="T24"> </text:span><text:span text:style-name="T1">GIMP Animation package</text:span></text:p>
      <text:p text:style-name="P15"><text:span text:style-name="T10">● Suite ofimática:</text:span><text:span text:style-name="T1"> </text:span><text:span text:style-name="T23">OpenOffice</text:span></text:p>
      <text:p text:style-name="P16"><text:span text:style-name="T10">● Gestor de descargas de Bittorrent: </text:span><text:span text:style-name="T25">Deluge</text:span></text:p>
      <text:p text:style-name="P14"><text:span text:style-name="T10">● Gestor de descargas ed2k:</text:span><text:span text:style-name="T1"> </text:span><text:span text:style-name="T26">Vuze</text:span></text:p>
      <text:p text:style-name="P17"><text:soft-page-break/><text:span text:style-name="T16">● Lenguaje de programación:</text:span><text:span text:style-name="T24"> </text:span><text:span text:style-name="T1">SharpDevelop</text:span></text:p>
      <text:p text:style-name="P17"><text:span text:style-name="T16">● Sistema gestor de bases de datos:</text:span><text:span text:style-name="T24"> </text:span><text:span text:style-name="T1">phpMyAdmin</text:span></text:p>
      <text:p text:style-name="P14"><text:span text:style-name="T10">● Sistema Operativo:</text:span><text:span text:style-name="T1"> </text:span><text:span text:style-name="T22">Linux</text:span></text:p>
      <text:p text:style-name="P14"><text:span text:style-name="T1">●</text:span><text:span text:style-name="T10"> Gestor de contenidos web (CMS):</text:span><text:span text:style-name="T1"> </text:span><text:span text:style-name="T22">Joomla</text:span></text:p>
      <text:p text:style-name="P17"><text:span text:style-name="T16">● Plataforma educativa:</text:span><text:span text:style-name="T24"> </text:span><text:span text:style-name="T1">GConjugo</text:span></text:p>
      <text:p text:style-name="P17"><text:span text:style-name="T16">● Editor de audio: </text:span><text:span text:style-name="T1">OpenMPT</text:span></text:p>
      <text:p text:style-name="P17"><text:span text:style-name="T24">● </text:span><text:span text:style-name="T16">Editor de vídeo:</text:span><text:span text:style-name="T24"> </text:span><text:span text:style-name="T1">OBS Studio</text:span></text:p>
      <text:p text:style-name="P8"><text:span text:style-name="T27">Ejercicio</text:span> 4</text:p>
      <text:p text:style-name="P11"><text:span text:style-name="T2">¿Qué es una licencia libre robusta? y una licencia libre permisiva?</text:span></text:p>
      <text:p text:style-name="P12"><text:span text:style-name="T2">Ejercicio 5</text:span></text:p>
      <text:p text:style-name="P11"><text:span text:style-name="T2">La definición de Software Libre de la FSF dice que el software libre que se modifique debe</text:span></text:p>
      <text:p text:style-name="P11"><text:span text:style-name="T2">publicarse bajo la misma licencia que el programa original.</text:span></text:p>
      <text:p text:style-name="P11"><text:span text:style-name="T7">¿</text:span><text:span text:style-name="T2">Cierto o falso? Justifique su respuesta.</text:span></text:p>
      <text:p text:style-name="P12"><text:span text:style-name="T2">Ejercicio 6</text:span></text:p>
      <text:p text:style-name="P11"><text:span text:style-name="T2">El software libre y el Freeware son lo mismo.</text:span></text:p>
      <text:p text:style-name="P11"><text:span text:style-name="T7">¿</text:span><text:span text:style-name="T2">Cierto o falso? ¿Por qué?</text:span></text:p>
      <text:p text:style-name="P12"><text:span text:style-name="T2">Ejercicio 7</text:span></text:p>
      <text:p text:style-name="P11"><text:span text:style-name="T2">La definición de Open Source de la OSI dice que el software es Open Source si se distribuye el código fuente, pero este puede ser semilibre no libre en absoluto. Es decir, una licencia Open Source no tiene por qué cumplir las cuatro libertades de la definición de Software Libre de la FSF.</text:span></text:p>
      <text:p text:style-name="P11"><text:span text:style-name="T7">¿</text:span><text:span text:style-name="T2">Cierto o falso? Justifique su respuesta.</text:span></text:p>
      <text:p text:style-name="P12"><text:span text:style-name="T2">Ejercicio 8</text:span></text:p>
      <text:p text:style-name="P11"><text:span text:style-name="T2">Mi licencia de software dice que puedes usar mi programa, modificarlo, distribuirlo y venderlo si quieres, pero que si lo vendes me tienes que dar un 10% del dinero. Puede ser una licencia libre aprobada por la FSF y / o la OSI? ¿Por qué?</text:span></text:p>
      <text:p text:style-name="P12"><text:span text:style-name="T2">Ejercicio 9</text:span></text:p>
      <text:p text:style-name="P11"><text:span text:style-name="T2">El software que se encuentra bajo una licencia libre, puede ser más o menos libre dependiendo de su licencia? Conteste a, b o c y justifique brevemente su respuesta.</text:span></text:p>
      <text:p text:style-name="P3"><text:span text:style-name="T2">a) Es más libre si es copyleft. En este caso, el código siempre será libre, incluso aunque alguien lo modifique.</text:span></text:p>
      <text:p text:style-name="P2"><text:span text:style-name="T2">b) Es más libre si no es copyleft. En este caso, el desarrollador es libre incluso de hacer modificaciones privativas.</text:span></text:p>
      <text:p text:style-name="P2"><text:soft-page-break/><text:span text:style-name="T2">c) Es igual de libre en los dos casos: el software puede ser libre o no serlo, no hay puntos medios.</text:span></text:p>
      <text:p text:style-name="P12"><text:span text:style-name="T2">Ejercicio 10</text:span></text:p>
      <text:p text:style-name="P11"><text:span text:style-name="T2">Para cada licencia de la Creative Commons indique si es libre o no lo es. Razonar cada una de sus respuestas.</text:span></text:p>
      <text:p text:style-name="P3"><text:span text:style-name="T2">● Reconocimiento.</text:span></text:p>
      <text:p text:style-name="P2"><text:span text:style-name="T2">● Reconocimiento, CompartirIgual.</text:span></text:p>
      <text:p text:style-name="P2"><text:span text:style-name="T2">● Reconocimiento, SinObraDerivada.</text:span></text:p>
      <text:p text:style-name="P2"><text:span text:style-name="T2">● Reconocimiento, NoComercial.</text:span></text:p>
      <text:p text:style-name="P2"><text:span text:style-name="T2">● Reconocimiento, NoComercial, CompartirIgual.</text:span></text:p>
      <text:p text:style-name="P2"><text:span text:style-name="T2">● Reconocimiento, NoComercial, SinObraDeriva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7T16:04:01.052612018</meta:creation-date>
    <dc:date>2017-11-07T18:23:51.852882555</dc:date>
    <meta:editing-duration>PT1H53M47S</meta:editing-duration>
    <meta:editing-cycles>41</meta:editing-cycles>
    <meta:generator>LibreOffice/5.1.6.2$Linux_X86_64 LibreOffice_project/10m0$Build-2</meta:generator>
    <meta:document-statistic meta:table-count="0" meta:image-count="0" meta:object-count="0" meta:page-count="3" meta:paragraph-count="52" meta:word-count="654" meta:character-count="3903" meta:non-whitespace-character-count="3300"/>
  </office:meta>
</office:document-meta>
</file>